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Overskrift2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Overskrift3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2">README-file</text:h>
      <text:p text:style-name="P2"/>
      <text:h text:style-name="P3" text:outline-level="3">KEA, module 4, 2. semester, Gr 7.<text:s/></text:h>
      <text:p text:style-name="P4"/>
      <text:p text:style-name="Normal">I det kommende afsnit<text:s/>vil der blive oplyst nogle væsentlige forudsætninger for at åbne og arbejde med dette multifunktionale database system til denne quiz.<text:s/></text:p>
      <text:p text:style-name="Normal"/>
      <text:p text:style-name="Normal">Det er en forudsætning for, at Useren kan benytte sig af programmet, skal der være installerede SQL. Programmet skal udføres i MySQL Workbench.<text:s/></text:p>
      <text:p text:style-name="Normal"/>
      <text:p text:style-name="Normal">MySQLWorkbench er et visuelt databasedesign værktøj, der integrerer SQL-udvikling, administration, databasedesign, oprettelse og vedligeholdelse i et enkelt integreret udviklingsmiljø til MySQL- databasesystemet.<text:s/></text:p>
      <text:p text:style-name="Normal"/>
      <text:p text:style-name="Normal">Dette system kan bruges effektivt til implementering af en ny quiz og omvendt til at opbevare data til fremtidig brug.<text:s/></text:p>
      <text:p text:style-name="Normal"/>
      <text:p text:style-name="Normal">Endnu en forudsætning, ved implementeringen af en ny quiz <text:s/>er, at der er gjort nogle overvejelser om hvilke kategorier der indgår i de forskellige spørgsmål. Denne database vil kunne opbevare spørgsmål til quizzen ud fra hvilken kategori de indgår.<text:s/></text:p>
      <text:p text:style-name="Normal"/>
      <text:p text:style-name="Normal">Useren vil ved dette program kunne se at det oprettede databasedesign er med til at optimere opbevaringen af denne quiz, både nu og til fremtiden.<text:s/></text:p>
      <text:p text:style-name="Normal"/>
      <text:p text:style-name="Normal">Dette database design giver Useren mulighed for at oprette utallige quizzes og utallige spørgsmål med forskellige kategorier.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Overskrift3Tegn" style:display-name="Overskrift 3 Tegn" style:family="text" style:parent-style-name="Standardskrifttypeiafsnit">
      <style:text-properties style:font-name="Calibri Light" style:font-name-asian="Times New Roman" style:font-name-complex="Times New Roman" fo:color="#1F3763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a Riis Mittag</meta:initial-creator>
    <dc:creator>Eva Riis Mittag</dc:creator>
    <meta:creation-date>2021-03-18T16:41:00Z</meta:creation-date>
    <dc:date>2021-03-18T16:41:00Z</dc:date>
    <meta:template xlink:href="Normal.dotm" xlink:type="simple"/>
    <meta:editing-cycles>2</meta:editing-cycles>
    <meta:editing-duration>PT60S</meta:editing-duration>
    <meta:document-statistic meta:page-count="1" meta:paragraph-count="5" meta:word-count="182" meta:character-count="1214" meta:row-count="15" meta:non-whitespace-character-count="1037"/>
  </office:meta>
</office:document-meta>
</file>